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D1" style:family="table-cell" style:data-style-name="N11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G1" style:family="table-cell" style:data-style-name="N11">
      <style:table-cell-properties fo:background-color="#808080" fo:padding="0.097cm" fo:border="0.002cm solid #000000">
        <style:background-image/>
      </style:table-cell-properties>
    </style:style>
    <style:style style:name="Table2.A2" style:family="table-cell">
      <style:table-cell-properties fo:background-color="#808080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 style:data-style-name="N99">
      <style:table-cell-properties fo:background-color="#66ff00" fo:padding="0.097cm" fo:border-left="0.002cm solid #000000" fo:border-right="none" fo:border-top="none" fo:border-bottom="0.002cm solid #000000">
        <style:background-image/>
      </style:table-cell-properties>
    </style:style>
    <style:style style:name="Table2.D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B3" style:family="table-cell" style:data-style-name="N99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1" style:family="table">
      <style:table-properties style:width="17.039cm" fo:margin-left="-0.016cm" fo:margin-right="-0.023cm" table:align="margins"/>
    </style:style>
    <style:style style:name="Table1.A" style:family="table-column">
      <style:table-column-properties style:column-width="2.461cm" style:rel-column-width="1395*"/>
    </style:style>
    <style:style style:name="Table1.B" style:family="table-column">
      <style:table-column-properties style:column-width="2.434cm" style:rel-column-width="1380*"/>
    </style:style>
    <style:style style:name="Table1.C" style:family="table-column">
      <style:table-column-properties style:column-width="2.408cm" style:rel-column-width="1365*"/>
    </style:style>
    <style:style style:name="Table1.1" style:family="table-row">
      <style:table-row-properties style:min-row-height="1.244cm"/>
    </style:style>
    <style:style style:name="Table1.A1" style:family="table-cell">
      <style:table-cell-properties style:vertical-align=""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 style:data-style-name="N11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G1" style:family="table-cell" style:data-style-name="N11">
      <style:table-cell-properties fo:background-color="#999999" fo:padding="0.097cm" fo:border="0.002cm solid #000000">
        <style:background-image/>
      </style:table-cell-properties>
    </style:style>
    <style:style style:name="Table1.A2" style:family="table-cell">
      <style:table-cell-properties fo:background-color="#808080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 style:data-style-name="N99">
      <style:table-cell-properties fo:background-color="#66ff00" fo:padding="0.097cm" fo:border-left="0.002cm solid #000000" fo:border-right="none" fo:border-top="none" fo:border-bottom="0.002cm solid #000000">
        <style:background-image/>
      </style:table-cell-properties>
    </style:style>
    <style:style style:name="Table1.D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 style:data-style-name="N99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color="#000000" fo:font-weight="bold" fo:background-color="transparent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line-height="200%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background-color="#999999">
        <style:background-image/>
      </style:paragraph-properties>
      <style:text-properties fo:font-weight="bold" fo:background-color="#999999" style:font-weight-asian="bold" style:font-weight-complex="bold"/>
    </style:style>
    <style:style style:name="P5" style:family="paragraph" style:parent-style-name="Table_20_Contents">
      <style:paragraph-properties fo:background-color="#999999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Table_20_Contents">
      <style:paragraph-properties fo:background-color="#66ff00">
        <style:background-image/>
      </style:paragraph-properties>
    </style:style>
    <style:style style:name="P7" style:family="paragraph" style:parent-style-name="Table_20_Contents">
      <style:paragraph-properties fo:background-color="transparent">
        <style:background-image/>
      </style:paragraph-properties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Retailor</text:p>
      <text:p text:style-name="Standard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1">Test Case</text:p>
          </table:table-cell>
          <table:table-cell table:style-name="Table2.A1" office:value-type="string">
            <text:p text:style-name="P2">Cash Payment</text:p>
          </table:table-cell>
          <table:table-cell table:style-name="Table2.A1" office:value-type="string">
            <text:p text:style-name="P2">&gt;=50</text:p>
          </table:table-cell>
          <table:table-cell table:style-name="Table2.D1" office:value-type="percentage" office:value="0.02">
            <text:p text:style-name="P2">2.00%</text:p>
          </table:table-cell>
          <table:table-cell table:style-name="Table2.D1" office:value-type="percentage" office:value="0.04">
            <text:p text:style-name="P2">4.00%</text:p>
          </table:table-cell>
          <table:table-cell table:style-name="Table2.D1" office:value-type="percentage" office:value="0.06">
            <text:p text:style-name="P3">6.00%</text:p>
          </table:table-cell>
          <table:table-cell table:style-name="Table2.G1" office:value-type="percentage" office:value="0">
            <text:p text:style-name="P4">0.00%</text:p>
          </table:table-cell>
        </table:table-row>
        <table:table-row>
          <table:table-cell table:style-name="Table2.A2" office:value-type="string">
            <text:p text:style-name="P1">Test 1</text:p>
          </table:table-cell>
          <table:table-cell table:style-name="Table2.B2" office:value-type="boolean" office:boolean-value="true">
            <text:p text:style-name="P6">TRUE</text:p>
          </table:table-cell>
          <table:table-cell table:style-name="Table2.B2" office:value-type="boolean" office:boolean-value="true">
            <text:p text:style-name="Table_20_Contents">TRUE</text:p>
          </table:table-cell>
          <table:table-cell table:style-name="Table2.D2" office:value-type="string">
            <text:p text:style-name="Table_20_Contents"/>
          </table:table-cell>
          <table:table-cell table:style-name="Table2.D2" office:value-type="string">
            <text:p text:style-name="Table_20_Contents">Process Discount</text:p>
          </table:table-cell>
          <table:table-cell table:style-name="Table2.D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Test 2</text:p>
          </table:table-cell>
          <table:table-cell table:style-name="Table2.B3" office:value-type="boolean" office:boolean-value="false">
            <text:p text:style-name="Table_20_Contents">FALSE</text:p>
          </table:table-cell>
          <table:table-cell table:style-name="Table2.B2" office:value-type="boolean" office:boolean-value="true">
            <text:p text:style-name="Table_20_Contents">TRUE</text:p>
          </table:table-cell>
          <table:table-cell table:style-name="Table2.D2" office:value-type="string">
            <text:p text:style-name="Table_20_Contents">Process Discount</text:p>
          </table:table-cell>
          <table:table-cell table:style-name="Table2.D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Test 3</text:p>
          </table:table-cell>
          <table:table-cell table:style-name="Table2.B3" office:value-type="boolean" office:boolean-value="false">
            <text:p text:style-name="Table_20_Contents">FALSE</text:p>
          </table:table-cell>
          <table:table-cell table:style-name="Table2.B3" office:value-type="boolean" office:boolean-value="false">
            <text:p text:style-name="Table_20_Contents">FALSE</text:p>
          </table:table-cell>
          <table:table-cell table:style-name="Table2.D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  <table:table-cell table:style-name="Table2.G2" office:value-type="string">
            <text:p text:style-name="Table_20_Contents">Process Discount</text:p>
          </table:table-cell>
        </table:table-row>
        <table:table-row>
          <table:table-cell table:style-name="Table2.A2" office:value-type="string">
            <text:p text:style-name="P1">Test 4</text:p>
          </table:table-cell>
          <table:table-cell table:style-name="Table2.B2" office:value-type="boolean" office:boolean-value="true">
            <text:p text:style-name="P7">TRUE</text:p>
          </table:table-cell>
          <table:table-cell table:style-name="Table2.B3" office:value-type="boolean" office:boolean-value="false">
            <text:p text:style-name="P7">FALSE</text:p>
          </table:table-cell>
          <table:table-cell table:style-name="Table2.D2" office:value-type="string">
            <text:p text:style-name="Table_20_Contents">Process Discount</text:p>
          </table:table-cell>
          <table:table-cell table:style-name="Table2.D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8">Wholeseller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4"/>
        <table:table-row table:style-name="Table1.1">
          <table:table-cell table:style-name="Table1.A1" office:value-type="string">
            <text:p text:style-name="P1">Test Case</text:p>
          </table:table-cell>
          <table:table-cell table:style-name="Table1.B1" office:value-type="string">
            <text:p text:style-name="P2">Cash Payment</text:p>
          </table:table-cell>
          <table:table-cell table:style-name="Table1.B1" office:value-type="string">
            <text:p text:style-name="P2">&gt;=50</text:p>
          </table:table-cell>
          <table:table-cell table:style-name="Table1.D1" office:value-type="percentage" office:value="0.02">
            <text:p text:style-name="P2">2.00%</text:p>
          </table:table-cell>
          <table:table-cell table:style-name="Table1.D1" office:value-type="percentage" office:value="0.04">
            <text:p text:style-name="P2">4.00%</text:p>
          </table:table-cell>
          <table:table-cell table:style-name="Table1.D1" office:value-type="percentage" office:value="0.06">
            <text:p text:style-name="P3">6.00%</text:p>
          </table:table-cell>
          <table:table-cell table:style-name="Table1.G1" office:value-type="percentage" office:value="0">
            <text:p text:style-name="P5">0.00%</text:p>
          </table:table-cell>
        </table:table-row>
        <table:table-row>
          <table:table-cell table:style-name="Table1.A2" office:value-type="string">
            <text:p text:style-name="P1">Test 1</text:p>
          </table:table-cell>
          <table:table-cell table:style-name="Table1.B2" office:value-type="boolean" office:boolean-value="true">
            <text:p text:style-name="P6">TRUE</text:p>
          </table:table-cell>
          <table:table-cell table:style-name="Table1.B2" office:value-type="boolean" office:boolean-value="true">
            <text:p text:style-name="Table_20_Contents">TRUE</text:p>
          </table:table-cell>
          <table:table-cell table:style-name="Table1.D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D2" office:value-type="string">
            <text:p text:style-name="Table_20_Contents">Process Discount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st 2</text:p>
          </table:table-cell>
          <table:table-cell table:style-name="Table1.B3" office:value-type="boolean" office:boolean-value="false">
            <text:p text:style-name="Table_20_Contents">FALSE</text:p>
          </table:table-cell>
          <table:table-cell table:style-name="Table1.B2" office:value-type="boolean" office:boolean-value="true">
            <text:p text:style-name="Table_20_Contents">TRUE</text:p>
          </table:table-cell>
          <table:table-cell table:style-name="Table1.D2" office:value-type="string">
            <text:p text:style-name="Table_20_Contents"/>
          </table:table-cell>
          <table:table-cell table:style-name="Table1.D2" office:value-type="string">
            <text:p text:style-name="Table_20_Contents">Process Discount</text:p>
          </table:table-cell>
          <table:table-cell table:style-name="Table1.D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st 3</text:p>
          </table:table-cell>
          <table:table-cell table:style-name="Table1.B3" office:value-type="boolean" office:boolean-value="false">
            <text:p text:style-name="Table_20_Contents">FALSE</text:p>
          </table:table-cell>
          <table:table-cell table:style-name="Table1.B3" office:value-type="boolean" office:boolean-value="false">
            <text:p text:style-name="Table_20_Contents">FALSE</text:p>
          </table:table-cell>
          <table:table-cell table:style-name="Table1.D2" office:value-type="string">
            <text:p text:style-name="Table_20_Contents">Process Discount</text:p>
          </table:table-cell>
          <table:table-cell table:style-name="Table1.D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st 4</text:p>
          </table:table-cell>
          <table:table-cell table:style-name="Table1.B2" office:value-type="boolean" office:boolean-value="true">
            <text:p text:style-name="P6">TRUE</text:p>
          </table:table-cell>
          <table:table-cell table:style-name="Table1.B3" office:value-type="boolean" office:boolean-value="false">
            <text:p text:style-name="P7">FALSE</text:p>
          </table:table-cell>
          <table:table-cell table:style-name="Table1.D2" office:value-type="string">
            <text:p text:style-name="Table_20_Contents"/>
          </table:table-cell>
          <table:table-cell table:style-name="Table1.D2" office:value-type="string">
            <text:p text:style-name="Table_20_Contents">Process Discount</text:p>
          </table:table-cell>
          <table:table-cell table:style-name="Table1.D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09T13:47:48.02</meta:creation-date>
    <meta:document-statistic meta:table-count="2" meta:image-count="0" meta:object-count="0" meta:page-count="1" meta:paragraph-count="48" meta:word-count="68" meta:character-count="358"/>
    <dc:date>2020-04-09T13:49:18.21</dc:date>
    <meta:editing-duration>PT1M30S</meta:editing-duration>
    <meta:editing-cycles>1</meta:editing-cycles>
    <meta:generator>OpenOffice/4.1.1$Win32 OpenOffice.org_project/411m6$Build-9775</meta:generator>
  </office:meta>
</office:document-meta>
</file>